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LocaleResolver.setDefaultLocale( @ Nullable Locale default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LocaleResolver.getDefaultLoca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